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7bbda" officeooo:paragraph-rsid="0017bbda" style:font-weight-asian="bold" style:font-weight-complex="bold"/>
    </style:style>
    <style:style style:name="P2" style:family="paragraph" style:parent-style-name="Standard">
      <style:text-properties officeooo:rsid="001cdfc0" officeooo:paragraph-rsid="001cdfc0"/>
    </style:style>
    <style:style style:name="T1" style:family="text">
      <style:text-properties officeooo:rsid="0018b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alamu’alaikum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7bbda" officeooo:paragraph-rsid="0017bbda" style:font-weight-asian="bold" style:font-weight-complex="bold"/>
    </style:style>
    <style:style style:name="MT1" style:family="text">
      <style:text-properties officeooo:rsid="0018bb61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/>
      </style:header-style>
      <style:footer-style/>
    </style:page-layout>
  </office:automatic-styles>
  <office:master-styles>
    <style:master-page style:name="Standard" style:page-layout-name="Mpm1">
      <style:header>
        <text:p text:style-name="MP1">Dagimal Marketing Software<text:tab/><text:tab/>Telegram Marketing <text:span text:style-name="MT1">Ki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00:44:15.558061074</meta:creation-date>
    <dc:date>2021-05-05T05:28:38.102851412</dc:date>
    <meta:editing-duration>PT4H44M26S</meta:editing-duration>
    <meta:editing-cycles>5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2" meta:word-count="7" meta:character-count="67" meta:non-whitespace-character-count="60"/>
  </office:meta>
</office:document-meta>
</file>